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02cm" fo:margin-left="-0.026cm" table:align="left"/>
    </style:style>
    <style:style style:name="Tabelle1.A" style:family="table-column">
      <style:table-column-properties style:column-width="8.511cm"/>
    </style:style>
    <style:style style:name="Tabelle1.B" style:family="table-column">
      <style:table-column-properties style:column-width="8.509cm"/>
    </style:style>
    <style:style style:name="Tabelle1.A1" style:family="table-cell">
      <style:table-cell-properties style:border-line-width-left="0.012cm 0.035cm 0.012cm" style:border-line-width-top="0.012cm 0.035cm 0.012cm" style:border-line-width-bottom="0.012cm 0.035cm 0.012cm" fo:padding="0.097cm" fo:border-left="0.35pt double #000000" fo:border-right="none" fo:border-top="0.35pt double #000000" fo:border-bottom="0.35pt double #000000"/>
    </style:style>
    <style:style style:name="Tabelle1.B1" style:family="table-cell">
      <style:table-cell-properties style:border-line-width="0.012cm 0.035cm 0.012cm" fo:padding="0.097cm" fo:border="0.35pt double #000000"/>
    </style:style>
    <style:style style:name="Tabelle1.A2" style:family="table-cell">
      <style:table-cell-properties fo:padding="0.097cm" fo:border-left="0.05pt solid #999999" fo:border-right="none" fo:border-top="none" fo:border-bottom="0.05pt solid #999999"/>
    </style:style>
    <style:style style:name="Tabelle1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elle2.B1" style:family="table-cell">
      <style:table-cell-properties fo:padding="0.097cm" fo:border="0.05pt solid #999999"/>
    </style:style>
    <style:style style:name="Tabelle2.A2" style:family="table-cell">
      <style:table-cell-properties fo:padding="0.097cm" fo:border-left="0.05pt solid #999999" fo:border-right="none" fo:border-top="none" fo:border-bottom="0.05pt solid #999999"/>
    </style:style>
    <style:style style:name="Tabelle2.B2" style:family="table-cell">
      <style:table-cell-properties fo:padding="0.097cm" fo:border-left="0.05pt solid #999999" fo:border-right="0.05pt solid #999999" fo:border-top="none" fo:border-bottom="0.05pt solid #999999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Contents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Senderseitig (Senderclient an Server)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CLIENT</text:p>
          </table:table-cell>
          <table:table-cell table:style-name="Tabelle1.B1" office:value-type="string">
            <text:p text:style-name="P1">SERVER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">REGISTER username password</text:p>
          </table:table-cell>
          <table:table-cell table:style-name="Tabelle1.B2" office:value-type="string">
            <text:p text:style-name="P1">OK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ERRUSR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P1">ERR</text:p>
          </table:table-cell>
        </table:table-row>
        <table:table-row>
          <table:table-cell table:style-name="Tabelle1.A2" office:value-type="string">
            <text:p text:style-name="P1">USER username</text:p>
          </table:table-cell>
          <table:table-cell table:style-name="Tabelle1.B2" office:value-type="string">
            <text:p text:style-name="P1">OK/ ERR</text:p>
          </table:table-cell>
        </table:table-row>
        <table:table-row>
          <table:table-cell table:style-name="Tabelle1.A2" office:value-type="string">
            <text:p text:style-name="P1">PASS password</text:p>
          </table:table-cell>
          <table:table-cell table:style-name="Tabelle1.B2" office:value-type="string">
            <text:p text:style-name="P1">OK\r\n</text:p>
            <text:p text:style-name="P1">SID:xxx\r\n\r\n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ERR</text:p>
          </table:table-cell>
        </table:table-row>
        <table:table-row>
          <table:table-cell table:style-name="Tabelle1.A2" office:value-type="string">
            <text:p text:style-name="P1">GETLIST</text:p>
          </table:table-cell>
          <table:table-cell table:style-name="Tabelle1.B2" office:value-type="string">
            <text:p text:style-name="P1">LIST\r\n</text:p>
            <text:p text:style-name="P1">UID:xx,Name:Alice,St:ON\r\n</text:p>
            <text:p text:style-name="P1">UID:xx,Name:Bob,St:OFF\r\n</text:p>
            <text:p text:style-name="P1">\r\n</text:p>
          </table:table-cell>
        </table:table-row>
        <table:table-row>
          <table:table-cell table:style-name="Tabelle1.A2" office:value-type="string">
            <text:p text:style-name="P1">MKGRP\r\n</text:p>
            <text:p text:style-name="P1">UID:xxx,xxx\r\n</text:p>
            <text:p text:style-name="P1">SID:xxx\r\n\r\n</text:p>
          </table:table-cell>
          <table:table-cell table:style-name="Tabelle1.B2" office:value-type="string">
            <text:p text:style-name="P1">OK</text:p>
          </table:table-cell>
        </table:table-row>
        <table:table-row>
          <table:table-cell table:style-name="Tabelle1.A2" office:value-type="string">
            <text:p text:style-name="P1">GETGRPS\r\n</text:p>
            <text:p text:style-name="P1">SID:xxx\r\n\r\n</text:p>
          </table:table-cell>
          <table:table-cell table:style-name="Tabelle1.B2" office:value-type="string">
            <text:p text:style-name="P1">GRPS\r\n</text:p>
            <text:p text:style-name="P1">GID:xxx\r\n</text:p>
            <text:p text:style-name="P1">GID:xxy\r\n</text:p>
            <text:p text:style-name="P1">\r\n</text:p>
          </table:table-cell>
        </table:table-row>
        <table:table-row>
          <table:table-cell table:style-name="Tabelle1.A2" office:value-type="string">
            <text:p text:style-name="P1">GETGRPMBRS\r\n</text:p>
            <text:p text:style-name="P1">GID:xxx\r\n\r\n</text:p>
          </table:table-cell>
          <table:table-cell table:style-name="Tabelle1.B2" office:value-type="string">
            <text:p text:style-name="P1">MEMBERS\r\n</text:p>
            <text:p text:style-name="P1">GID:xxx\r\n</text:p>
            <text:p text:style-name="P1">UID:xxx\r\n</text:p>
            <text:p text:style-name="P1">UID:xxy\r\n\r\n</text:p>
          </table:table-cell>
        </table:table-row>
        <table:table-row>
          <table:table-cell table:style-name="Tabelle1.A2" office:value-type="string">
            <text:p text:style-name="P1">SENDMSG\r\n</text:p>
            <text:p text:style-name="P1">SID:xxx\r\n</text:p>
            <text:p text:style-name="P1">GID:xxx\r\n</text:p>
            <text:p text:style-name="P1">Hallo wie geht’s?</text:p>
          </table:table-cell>
          <table:table-cell table:style-name="Tabelle1.B2" office:value-type="string">
            <text:p text:style-name="P1">ACK</text:p>
          </table:table-cell>
        </table:table-row>
      </table:table>
      <text:p text:style-name="Standard"/>
      <text:p text:style-name="Standard">Empfängerseitig (Server an Client-Empfänger)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">SERVER</text:p>
          </table:table-cell>
          <table:table-cell table:style-name="Tabelle2.B1" office:value-type="string">
            <text:p text:style-name="P1">CLIENT</text:p>
          </table:table-cell>
        </table:table-row>
        <table:table-row>
          <table:table-cell table:style-name="Tabelle2.A2" office:value-type="string">
            <text:p text:style-name="P1"/>
          </table:table-cell>
          <table:table-cell table:style-name="Tabelle2.B2" office:value-type="string">
            <text:p text:style-name="P1"/>
          </table:table-cell>
        </table:table-row>
        <table:table-row>
          <table:table-cell table:style-name="Tabelle2.A2" office:value-type="string">
            <text:p text:style-name="P1">DLVMSG\r\n</text:p>
            <text:p text:style-name="P1">GID:xxx\r\n</text:p>
            <text:p text:style-name="P1">UID:xxx\r\n</text:p>
            <text:p text:style-name="P1">Hallo wie geht’s?</text:p>
          </table:table-cell>
          <table:table-cell table:style-name="Tabelle2.B2" office:value-type="string">
            <text:p text:style-name="P1">ACK</text:p>
          </table:table-cell>
        </table:table-row>
        <table:table-row>
          <table:table-cell table:style-name="Tabelle2.A2" office:value-type="string">
            <text:p text:style-name="P1">FILERQST</text:p>
            <text:p text:style-name="P1">Fname:test.jpg</text:p>
            <text:p text:style-name="P1">Size: 40967</text:p>
            <text:p text:style-name="P1"/>
          </table:table-cell>
          <table:table-cell table:style-name="Tabelle2.B2" office:value-type="string">
            <text:p text:style-name="P1">ACCEPT/DEN</text:p>
          </table:table-cell>
        </table:table-row>
        <table:table-row>
          <table:table-cell table:style-name="Tabelle2.A2" office:value-type="string">
            <text:p text:style-name="P1">SENDFILE</text:p>
            <text:p text:style-name="P1"><text:soft-page-break/>bytes</text:p>
          </table:table-cell>
          <table:table-cell table:style-name="Tabelle2.B2" office:value-type="string">
            <text:p text:style-name="P1"/>
          </table:table-cell>
        </table:table-row>
      </table:table>
      <text:p text:style-name="Standard"/>
      <text:p text:style-name="Standard">Systemcalls</text:p>
      <text:p text:style-name="Standard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">SERVER</text:p>
          </table:table-cell>
          <table:table-cell table:style-name="Tabelle3.B1" office:value-type="string">
            <text:p text:style-name="P1">CLIENT</text:p>
          </table:table-cell>
        </table:table-row>
        <table:table-row>
          <table:table-cell table:style-name="Tabelle3.A2" office:value-type="string">
            <text:p text:style-name="P1">UPDATELIST\r\n</text:p>
            <text:p text:style-name="P1">UID:xx Name:Alice St:ON\r\n</text:p>
            <text:p text:style-name="P1">UID:xx Name:Bob St:OFF\r\n</text:p>
            <text:p text:style-name="P1">\r\n</text:p>
          </table:table-cell>
          <table:table-cell table:style-name="Tabelle3.B2" office:value-type="string">
            <text:p text:style-name="P1"/>
          </table:table-cell>
        </table:table-row>
        <table:table-row>
          <table:table-cell table:style-name="Tabelle3.A2" office:value-type="string">
            <text:p text:style-name="P1">UPDATEGROUP GID:xxx\r\n</text:p>
          </table:table-cell>
          <table:table-cell table:style-name="Tabelle3.B2" office:value-type="string">
            <text:p text:style-name="P1">GETGRPMBR...</text:p>
          </table:table-cell>
        </table:table-row>
        <table:table-row>
          <table:table-cell table:style-name="Tabelle3.A2" office:value-type="string">
            <text:p text:style-name="P1">PING</text:p>
          </table:table-cell>
          <table:table-cell table:style-name="Tabelle3.B2" office:value-type="string">
            <text:p text:style-name="P1">PO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Kosch</meta:initial-creator>
    <meta:creation-date>2014-06-01T10:09:49</meta:creation-date>
    <dc:date>2014-06-06T12:55:15</dc:date>
    <meta:editing-duration>PT3H32M14S</meta:editing-duration>
    <meta:editing-cycles>8</meta:editing-cycles>
    <meta:generator>LibreOffice/3.5$Linux_X86_64 LibreOffice_project/350m1$Build-2</meta:generator>
    <dc:creator>Alexander Kosch</dc:creator>
    <meta:document-statistic meta:table-count="3" meta:image-count="0" meta:object-count="0" meta:page-count="2" meta:paragraph-count="64" meta:word-count="85" meta:character-count="747" meta:non-whitespace-character-count="726"/>
  </office:meta>
</office:document-meta>
</file>